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181" officeooo:paragraph-rsid="00021181"/>
    </style:style>
    <style:style style:name="P2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P3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P4" style:family="paragraph" style:parent-style-name="Standard">
      <style:text-properties officeooo:rsid="00021181" officeooo:paragraph-rsid="00021181"/>
    </style:style>
    <style:style style:name="P5" style:family="paragraph" style:parent-style-name="Standard">
      <style:paragraph-properties fo:break-before="page"/>
      <style:text-properties officeooo:rsid="00021181" officeooo:paragraph-rsid="00021181"/>
    </style:style>
    <style:style style:name="P6" style:family="paragraph" style:parent-style-name="Standard">
      <style:text-properties officeooo:rsid="00021181" officeooo:paragraph-rsid="0005f969"/>
    </style:style>
    <style:style style:name="P7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P8" style:family="paragraph" style:parent-style-name="Standard">
      <style:text-properties fo:font-weight="normal" officeooo:rsid="00021181" officeooo:paragraph-rsid="0005f969" style:font-weight-asian="normal" style:font-weight-complex="normal"/>
    </style:style>
    <style:style style:name="P9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T1" style:family="text">
      <style:text-properties officeooo:rsid="0004616c"/>
    </style:style>
    <style:style style:name="T2" style:family="text">
      <style:text-properties officeooo:rsid="0005f9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<text:span text:style-name="T2">6</text:span></text:p>
      <text:p text:style-name="P1">EXPERIMENT NA<text:span text:style-name="T1">ME: </text:span><text:span text:style-name="T2">INTERMEDIATE CODE GENERATION</text:span></text:p>
      <text:p text:style-name="P1">NAME: KIRAN S BALIGA</text:p>
      <text:p text:style-name="P1">DATE: <text:span text:style-name="T1">3</text:span>-<text:span text:style-name="T1">1</text:span><text:span text:style-name="T2">1</text:span>-2022</text:p>
      <text:p text:style-name="P1"/>
      <text:p text:style-name="P2">PROGRAM</text:p>
      <text:p text:style-name="P1"/>
      <text:p text:style-name="P1">#include&lt;stdio.h&gt;</text:p>
      <text:p text:style-name="P1">#include&lt;stdlib.h&gt;</text:p>
      <text:p text:style-name="P1">#include&lt;string.h&gt;</text:p>
      <text:p text:style-name="P1">#include &lt;ctype.h&gt;</text:p>
      <text:p text:style-name="P1"/>
      <text:p text:style-name="P1">char s[100], post[100], stack[100], queue[100];</text:p>
      <text:p text:style-name="P1">int top = -1, j = 0, front = -1;</text:p>
      <text:p text:style-name="P1"/>
      <text:p text:style-name="P1">int precedence(char c){</text:p>
      <text:p text:style-name="P1"><text:tab/>if(c == '+' || c == '-'){</text:p>
      <text:p text:style-name="P1"><text:tab/><text:tab/>return 1;</text:p>
      <text:p text:style-name="P1"><text:tab/>}</text:p>
      <text:p text:style-name="P1"><text:tab/>else if(c == '*' || c == '/'){</text:p>
      <text:p text:style-name="P1"><text:tab/><text:tab/>return 2;</text:p>
      <text:p text:style-name="P1"><text:tab/>}</text:p>
      <text:p text:style-name="P1"><text:tab/>else if(c == '^'){</text:p>
      <text:p text:style-name="P1"><text:tab/><text:tab/>return 3;</text:p>
      <text:p text:style-name="P1"><text:tab/>}</text:p>
      <text:p text:style-name="P1"><text:tab/>else{</text:p>
      <text:p text:style-name="P1"><text:tab/><text:tab/>return 0;</text:p>
      <text:p text:style-name="P1"><text:tab/>}</text:p>
      <text:p text:style-name="P1">}</text:p>
      <text:p text:style-name="P1"/>
      <text:p text:style-name="P1">void postfix(){</text:p>
      <text:p text:style-name="P1"><text:tab/>int n = strlen(s), i = 0;</text:p>
      <text:p text:style-name="P1"><text:tab/>while(s[i] != '\0'){</text:p>
      <text:p text:style-name="P1"><text:tab/><text:tab/>if(s[i] == '('){</text:p>
      <text:p text:style-name="P1"><text:tab/><text:tab/><text:tab/>top++;</text:p>
      <text:p text:style-name="P1"><text:tab/><text:tab/><text:tab/>stack[top] = s[i];</text:p>
      <text:p text:style-name="P1"><text:tab/><text:tab/>}</text:p>
      <text:p text:style-name="P1"><text:tab/><text:tab/>else if(isalpha(s[i])){</text:p>
      <text:p text:style-name="P1"><text:tab/><text:tab/><text:tab/>post[j++] = s[i];</text:p>
      <text:p text:style-name="P1"><text:tab/><text:tab/>}</text:p>
      <text:p text:style-name="P1"><text:tab/><text:tab/>else if(precedence(s[i])){</text:p>
      <text:p text:style-name="P1"><text:tab/><text:tab/><text:tab/>while(precedence(stack[top]) &gt; precedence(s[i])){</text:p>
      <text:p text:style-name="P1"><text:tab/><text:tab/><text:tab/><text:tab/>post[j++] = stack[top--];</text:p>
      <text:p text:style-name="P1"><text:tab/><text:tab/><text:tab/>}</text:p>
      <text:p text:style-name="P1"><text:tab/><text:tab/><text:tab/>top++;</text:p>
      <text:p text:style-name="P1"><text:tab/><text:tab/><text:tab/>stack[top] = s[i];</text:p>
      <text:p text:style-name="P1"><text:tab/><text:tab/>}</text:p>
      <text:p text:style-name="P1"><text:tab/><text:tab/>else if(s[i] == ')'){</text:p>
      <text:p text:style-name="P1"><text:tab/><text:tab/><text:tab/>while(stack[top] != '('){</text:p>
      <text:p text:style-name="P1"><text:tab/><text:tab/><text:tab/><text:tab/>post[j++] = stack[top--];</text:p>
      <text:p text:style-name="P1"><text:tab/><text:tab/><text:tab/>}</text:p>
      <text:p text:style-name="P1"><text:tab/><text:tab/><text:tab/>top--;</text:p>
      <text:p text:style-name="P1"><text:soft-page-break/><text:tab/><text:tab/>}</text:p>
      <text:p text:style-name="P1"><text:tab/><text:tab/>i++;</text:p>
      <text:p text:style-name="P1"><text:tab/>}</text:p>
      <text:p text:style-name="P1"><text:tab/>while(top!=-1){</text:p>
      <text:p text:style-name="P1"><text:tab/><text:tab/>post[j++] = stack[top--];</text:p>
      <text:p text:style-name="P1"><text:tab/>}</text:p>
      <text:p text:style-name="P1"><text:tab/>post[j] = '\0';</text:p>
      <text:p text:style-name="P1">}</text:p>
      <text:p text:style-name="P1"/>
      <text:p text:style-name="P1">void main(){</text:p>
      <text:p text:style-name="P1"><text:tab/>int i = 0;</text:p>
      <text:p text:style-name="P1"><text:tab/>char ind = '1';</text:p>
      <text:p text:style-name="P1"><text:tab/></text:p>
      <text:p text:style-name="P1"><text:tab/>FILE *fp,*fp1,*fp2;</text:p>
      <text:p text:style-name="P1"><text:tab/>fp = fopen( "3addr.txt","w");</text:p>
      <text:p text:style-name="P1"><text:tab/>fp1 = fopen( "quadraple.txt","w");</text:p>
      <text:p text:style-name="P1"><text:tab/>fp2 = fopen( "triple.txt","w");</text:p>
      <text:p text:style-name="P1"><text:tab/>fprintf(fp,"Three Address\n");</text:p>
      <text:p text:style-name="P1"><text:tab/>fprintf(fp1,"Quadruple\nOP\tO1\tO2\tRES\n");</text:p>
      <text:p text:style-name="P1"><text:tab/>fprintf(fp2,"Triple\nIN\tOP\tO1\tO2\n");</text:p>
      <text:p text:style-name="P1"><text:tab/></text:p>
      <text:p text:style-name="P1"><text:tab/>printf("Input the string: ");</text:p>
      <text:p text:style-name="P1"><text:tab/>scanf("%s", s);</text:p>
      <text:p text:style-name="P1"><text:tab/></text:p>
      <text:p text:style-name="P1"><text:tab/>postfix();</text:p>
      <text:p text:style-name="P1"><text:tab/></text:p>
      <text:p text:style-name="P1"><text:tab/>printf("Infix : %s \nPostfix : %s\n", s, post);</text:p>
      <text:p text:style-name="P1"/>
      <text:p text:style-name="P1"><text:tab/>while(post[i] != '\0'){</text:p>
      <text:p text:style-name="P1"><text:tab/><text:tab/>if(precedence(post[i])){</text:p>
      <text:p text:style-name="P1"><text:tab/><text:tab/><text:tab/>char a = queue[front--];</text:p>
      <text:p text:style-name="P1"><text:tab/><text:tab/><text:tab/>char b = queue[front--];</text:p>
      <text:p text:style-name="P1"><text:tab/><text:tab/><text:tab/>if(isdigit(a) &amp;&amp; isdigit(b)){</text:p>
      <text:p text:style-name="P1"><text:tab/><text:tab/><text:tab/><text:tab/>fprintf(fp,"t%c = t%c %c t%c\n", ind, b, post[i], a);</text:p>
      <text:p text:style-name="P1"><text:tab/><text:tab/><text:tab/><text:tab/>fprintf(fp1,"%c\tt%c\tt%c\tt%c\n", post[i], b, a, ind);</text:p>
      <text:p text:style-name="P1"><text:tab/><text:tab/><text:tab/>}</text:p>
      <text:p text:style-name="P1"><text:tab/><text:tab/><text:tab/>else if(isdigit(b)){</text:p>
      <text:p text:style-name="P1"><text:tab/><text:tab/><text:tab/><text:tab/>fprintf(fp,"t%c = t%c %c %c\n", ind, b, post[i], a);</text:p>
      <text:p text:style-name="P1"><text:tab/><text:tab/><text:tab/><text:tab/>fprintf(fp1,"%c\tt%c\t%c\tt%c\n", post[i], b, a, ind);</text:p>
      <text:p text:style-name="P1"><text:tab/><text:tab/><text:tab/>}</text:p>
      <text:p text:style-name="P1"><text:tab/><text:tab/><text:tab/>else if(isdigit(a)){</text:p>
      <text:p text:style-name="P1"><text:tab/><text:tab/><text:tab/><text:tab/>fprintf(fp,"t%c = %c %c t%c\n", ind, b, post[i], a);</text:p>
      <text:p text:style-name="P1"><text:tab/><text:tab/><text:tab/><text:tab/>fprintf(fp1,"%c\t%c\tt%c\tt%c\n", post[i], b, a, ind);</text:p>
      <text:p text:style-name="P1"><text:tab/><text:tab/><text:tab/>}</text:p>
      <text:p text:style-name="P1"><text:tab/><text:tab/><text:tab/>else{</text:p>
      <text:p text:style-name="P1"><text:tab/><text:tab/><text:tab/><text:tab/>fprintf(fp,"t%c = %c %c %c\n", ind, b, post[i], a);</text:p>
      <text:p text:style-name="P1"><text:tab/><text:tab/><text:tab/><text:tab/>fprintf(fp1,"%c\t%c\t%c\tt%c\n", post[i], b, a, ind);</text:p>
      <text:p text:style-name="P1"><text:tab/><text:tab/><text:tab/>}</text:p>
      <text:p text:style-name="P1"><text:tab/><text:tab/><text:tab/>fprintf(fp2,"%c\t%c\t%c\t%c\n", ind, post[i], b, a);</text:p>
      <text:p text:style-name="P1"><text:tab/><text:tab/><text:tab/>front++;</text:p>
      <text:p text:style-name="P1"><text:tab/><text:tab/><text:tab/>queue[front] = ind;</text:p>
      <text:p text:style-name="P1"><text:tab/><text:tab/><text:tab/>ind++;</text:p>
      <text:p text:style-name="P1"><text:soft-page-break/><text:tab/><text:tab/>}</text:p>
      <text:p text:style-name="P1"><text:tab/><text:tab/>else{</text:p>
      <text:p text:style-name="P1"><text:tab/><text:tab/><text:tab/>front++;</text:p>
      <text:p text:style-name="P1"><text:tab/><text:tab/><text:tab/>queue[front] = post[i];</text:p>
      <text:p text:style-name="P1"><text:tab/><text:tab/>}</text:p>
      <text:p text:style-name="P1"><text:tab/><text:tab/>i++;</text:p>
      <text:p text:style-name="P1"><text:tab/>}</text:p>
      <text:p text:style-name="P1">}</text:p>
      <text:p text:style-name="P1"/>
      <text:p text:style-name="P1"/>
      <text:p text:style-name="P5"/>
      <text:p text:style-name="P2">OUTPUT</text:p>
      <text:p text:style-name="P2"/>
      <text:p text:style-name="P3">Input the string: a+B*C <text:s text:c="5"/></text:p>
      <text:p text:style-name="P3">Infix : a+B*C </text:p>
      <text:p text:style-name="P3">Postfix : aBC*+ <text:s text:c="2"/></text:p>
      <text:p text:style-name="P2"/>
      <text:p text:style-name="P8">Triple</text:p>
      <text:p text:style-name="P8">IN<text:tab/>OP<text:tab/>O1<text:tab/>O2</text:p>
      <text:p text:style-name="P8">1<text:tab/>*<text:tab/>B<text:tab/>C</text:p>
      <text:p text:style-name="P8">2<text:tab/>+<text:tab/>a<text:tab/>1</text:p>
      <text:p text:style-name="P8"/>
      <text:p text:style-name="P8">Quadruple</text:p>
      <text:p text:style-name="P8">OP<text:tab/>O1<text:tab/>O2<text:tab/>RES</text:p>
      <text:p text:style-name="P8">*<text:tab/>B<text:tab/>C<text:tab/>t1</text:p>
      <text:p text:style-name="P8">+<text:tab/>a<text:tab/>t1<text:tab/>t2Quadruple</text:p>
      <text:p text:style-name="P8">OP<text:tab/>O1<text:tab/>O2<text:tab/>RES</text:p>
      <text:p text:style-name="P8">*<text:tab/>B<text:tab/>C<text:tab/>t1</text:p>
      <text:p text:style-name="P8">+<text:tab/>a<text:tab/>t1<text:tab/>t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7:19.494499186</meta:creation-date>
    <meta:print-date>2022-10-13T14:14:32.800726994</meta:print-date>
    <dc:date>2022-11-03T15:50:43.828540507</dc:date>
    <meta:editing-duration>PT14M3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4" meta:paragraph-count="120" meta:word-count="333" meta:character-count="2258" meta:non-whitespace-character-count="1848"/>
  </office:meta>
</office:document-meta>
</file>